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14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6.851cm"/>
    </style:style>
    <style:style style:name="co5" style:family="table-column">
      <style:table-column-properties fo:break-before="auto" style:column-width="8.8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3.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177cm" fo:break-before="auto" style:use-optimal-row-height="true"/>
    </style:style>
    <style:style style:name="ro4" style:family="table-row">
      <style:table-row-properties style:row-height="0.907cm" fo:break-before="auto" style:use-optimal-row-height="true"/>
    </style:style>
    <style:style style:name="ro5" style:family="table-row">
      <style:table-row-properties style:row-height="2.602cm" fo:break-before="auto" style:use-optimal-row-height="true"/>
    </style:style>
    <style:style style:name="ro6" style:family="table-row">
      <style:table-row-properties style:row-height="3.448cm" fo:break-before="auto" style:use-optimal-row-height="true"/>
    </style:style>
    <style:style style:name="ro7" style:family="table-row">
      <style:table-row-properties style:row-height="3.025cm" fo:break-before="auto" style:use-optimal-row-height="true"/>
    </style:style>
    <style:style style:name="ro8" style:family="table-row">
      <style:table-row-properties style:row-height="3.261cm" fo:break-before="auto" style:use-optimal-row-height="true"/>
    </style:style>
    <style:style style:name="ro9" style:family="table-row">
      <style:table-row-properties style:row-height="1.663cm" fo:break-before="auto" style:use-optimal-row-height="true"/>
    </style:style>
    <style:style style:name="ro10" style:family="table-row">
      <style:table-row-properties style:row-height="0.466cm" fo:break-before="auto" style:use-optimal-row-height="true"/>
    </style:style>
    <style:style style:name="ro11" style:family="table-row">
      <style:table-row-properties style:row-height="1.263cm" fo:break-before="auto" style:use-optimal-row-height="true"/>
    </style:style>
    <style:style style:name="ro12" style:family="table-row">
      <style:table-row-properties style:row-height="2.861cm" fo:break-before="auto" style:use-optimal-row-height="true"/>
    </style:style>
    <style:style style:name="ro13" style:family="table-row">
      <style:table-row-properties style:row-height="0.8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  <style:text-properties fo:color="#000000"/>
    </style:style>
    <style:style style:name="ce4" style:family="table-cell" style:parent-style-name="Default">
      <style:table-cell-properties fo:background-color="#ffb66c" fo:border="0.74pt solid #000000"/>
      <style:text-properties fo:color="#ffb66c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afd095" fo:wrap-option="wrap" fo:border="0.74pt solid #000000"/>
    </style:style>
    <style:style style:name="ce7" style:family="table-cell" style:parent-style-name="Default">
      <style:table-cell-properties fo:background-color="#dedce6" fo:wrap-option="wrap" fo:border="0.74pt solid #000000"/>
    </style:style>
    <style:style style:name="ce8" style:family="table-cell" style:parent-style-name="Default">
      <style:table-cell-properties fo:background-color="#ffd7d7" fo:wrap-option="wrap" fo:border="0.74pt solid #000000"/>
    </style:style>
    <style:style style:name="ce9" style:family="table-cell" style:parent-style-name="Default">
      <style:table-cell-properties fo:background-color="#ffffff" fo:wrap-option="wrap" fo:border="0.74pt solid #000000"/>
    </style:style>
    <style:style style:name="ce10" style:family="table-cell" style:parent-style-name="Default">
      <style:table-cell-properties fo:background-color="#b4c7dc" fo:border="0.74pt solid #000000"/>
    </style:style>
    <style:style style:name="ce11" style:family="table-cell" style:parent-style-name="Default">
      <style:table-cell-properties fo:background-color="#f7d1d5" fo:border="0.74pt solid #000000"/>
    </style:style>
    <style:style style:name="ce12" style:family="table-cell" style:parent-style-name="Default">
      <style:table-cell-properties fo:background-color="#f6f9d4" fo:border="0.74pt solid #000000"/>
    </style:style>
    <style:style style:name="ce13" style:family="table-cell" style:parent-style-name="Default">
      <style:table-cell-properties fo:background-color="#ffd7d7" fo:border="0.74pt solid #000000"/>
    </style:style>
    <style:style style:name="ce14" style:family="table-cell" style:parent-style-name="Default">
      <style:table-cell-properties fo:background-color="#dedce6" fo:border="0.74pt solid #000000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ackground-color="#ffb66c" fo:border="0.74pt solid #000000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dee6ef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16373" table:default-cell-style-name="Default"/>
        <table:table-row table:style-name="ro1">
          <table:table-cell table:style-name="ce1" office:value-type="string" calcext:value-type="string">
            <text:p>Quanscheng UV-K5 memory <text:s/>map v20230515_2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Quanscheng UV-K5 channel structure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Reverse engineered by Jacek Lipkowski SQ5BPF &lt;sq5bpf@lipkowski.org&gt;</text:p>
          </table:table-cell>
          <table:table-cell table:style-name="Default" table:number-columns-repeated="4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Block Name</text:p>
          </table:table-cell>
          <table:table-cell table:style-name="ce2" office:value-type="string" calcext:value-type="string">
            <text:p>Memory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2"/>
          <table:table-cell table:style-name="ce2" office:value-type="string" calcext:value-type="string">
            <text:p>Base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MR Channels</text:p>
          </table:table-cell>
          <table:table-cell table:style-name="ce16" office:value-type="string" calcext:value-type="string">
            <text:p>0x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1</text:p>
          </table:table-cell>
          <table:table-cell table:style-name="ce16" office:value-type="string" calcext:value-type="string">
            <text:p>Memory channel 1 structure (described separately)</text:p>
          </table:table-cell>
          <table:table-cell table:number-columns-repeated="2"/>
          <table:table-cell table:style-name="ce20" office:value-type="string" calcext:value-type="string">
            <text:p>0x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Frequency in 10ths of Hz, encoded as hex,</text:p>
            <text:p> and with the bytes reversed</text:p>
            <text:p>Example:</text:p>
            <text:p>0xc4 0xc3 0xdb 0x00</text:p>
            <text:p>0x00DBC3C4 = 14402500</text:p>
          </table:table-cell>
          <table:table-cell table:number-columns-repeated="16373"/>
        </table:table-row>
        <table:table-row table:style-name="ro4">
          <table:table-cell table:style-name="ce4"/>
          <table:table-cell table:style-name="ce16" office:value-type="string" calcext:value-type="string">
            <text:p>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</text:p>
          </table:table-cell>
          <table:table-cell table:style-name="ce16" office:value-type="string" calcext:value-type="string">
            <text:p>Memory channel 2 structure (described separately)</text:p>
          </table:table-cell>
          <table:table-cell table:number-columns-repeated="2"/>
          <table:table-cell table:style-name="ce20" office:value-type="string" calcext:value-type="string">
            <text:p>0x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Offset between TX and RX frequencies</text:p>
            <text:p>Encoded the same as the frequency</text:p>
          </table:table-cell>
          <table:table-cell table:number-columns-repeated="16373"/>
        </table:table-row>
        <table:table-row table:style-name="ro3">
          <table:table-cell table:style-name="ce4"/>
          <table:table-cell table:style-name="ce16" office:value-type="string" calcext:value-type="string">
            <text:p>0x0+(N-1)*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N</text:p>
          </table:table-cell>
          <table:table-cell table:style-name="ce16" office:value-type="string" calcext:value-type="string">
            <text:p>Memory channel N structure (described separately)</text:p>
          </table:table-cell>
          <table:table-cell table:number-columns-repeated="2"/>
          <table:table-cell table:style-name="ce20" office:value-type="string" calcext:value-type="string">
            <text:p>0x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X Code</text:p>
          </table:table-cell>
          <table:table-cell table:style-name="ce20" office:value-type="string" calcext:value-type="string">
            <text:p>If CTCSS is used:</text:p>
            <text:p>0 – 67Hz ... 0x31 – 254.1Hz</text:p>
            <text:p>If DCS is used:</text:p>
            <text:p>0-DCS Code 0 ...  0x67 – DCS Code 0754</text:p>
            <text:p>The values and order is the same as in the programmer GUI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16" office:value-type="string" calcext:value-type="string">
            <text:p>...</text:p>
          </table:table-cell>
          <table:table-cell table:style-name="ce16" table:number-columns-repeated="2"/>
          <table:table-cell table:style-name="ce16" office:value-type="string" calcext:value-type="string">
            <text:p>Memory channels ...</text:p>
          </table:table-cell>
          <table:table-cell table:number-columns-repeated="2"/>
          <table:table-cell table:style-name="ce20" office:value-type="string" calcext:value-type="string">
            <text:p>0x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X Code</text:p>
          </table:table-cell>
          <table:table-cell table:style-name="ce20" office:value-type="string" calcext:value-type="string">
            <text:p>Same as RX Code</text:p>
          </table:table-cell>
          <table:table-cell table:number-columns-repeated="16373"/>
        </table:table-row>
        <table:table-row table:style-name="ro5">
          <table:table-cell table:style-name="ce4"/>
          <table:table-cell table:style-name="ce16" office:value-type="string" calcext:value-type="string">
            <text:p>0xc7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00</text:p>
          </table:table-cell>
          <table:table-cell table:style-name="ce16" office:value-type="string" calcext:value-type="string">
            <text:p>Memory channel 200 <text:s/>structure (described separately)</text:p>
          </table:table-cell>
          <table:table-cell table:number-columns-repeated="2"/>
          <table:table-cell table:style-name="ce20" office:value-type="string" calcext:value-type="string">
            <text:p>0xa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ode flag</text:p>
          </table:table-cell>
          <table:table-cell table:style-name="ce20" office:value-type="string" calcext:value-type="string">
            <text:p><text:span text:style-name="T1">bit7: 0 - unknown</text:span></text:p>
            <text:p><text:span text:style-name="T1">bit6: 0 - unknown</text:span></text:p>
            <text:p>bit5,bit4: 00- no TX code, 01 – TX CTCSS, 10 – TX DCS, 11 – TX Reverse DCS</text:p>
            <text:p><text:span text:style-name="T1">bit3: 0 - unknown</text:span></text:p>
            <text:p><text:span text:style-name="T1">bit2: 0 - unknown</text:span></text:p>
            <text:p><text:span text:style-name="T1">bit1,bit0: 00- no RX code, 01 – RX CTCSS, 10 – RX DCS, 11 – RX Reverse DCS</text:span></text:p>
          </table:table-cell>
          <table:table-cell table:number-columns-repeated="16373"/>
        </table:table-row>
        <table:table-row table:style-name="ro6">
          <table:table-cell table:style-name="ce5" office:value-type="string" calcext:value-type="string">
            <text:p>VFO Channels</text:p>
          </table:table-cell>
          <table:table-cell table:style-name="ce5" office:value-type="string" calcext:value-type="string">
            <text:p>0xc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</text:p>
          </table:table-cell>
          <table:table-cell table:style-name="ce5" office:value-type="string" calcext:value-type="string">
            <text:p>VFO Channnel 1 structure (described separately)</text:p>
          </table:table-cell>
          <table:table-cell table:number-columns-repeated="2"/>
          <table:table-cell table:style-name="ce20" office:value-type="string" calcext:value-type="string">
            <text:p>0x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1</text:p>
          </table:table-cell>
          <table:table-cell table:style-name="ce20" office:value-type="string" calcext:value-type="string">
            <text:p><text:span text:style-name="T1">bit7: 0 – unknown</text:span></text:p>
            <text:p><text:span text:style-name="T1">bit6: 0 - unknown</text:span></text:p>
            <text:p><text:span text:style-name="T1">bit5: 0 - unknown</text:span></text:p>
            <text:p>bit4: 0 – AM Channel Flag OFF , 1 – AM Channel flag ON</text:p>
            <text:p><text:span text:style-name="T1">bit3: 0 - unknown</text:span></text:p>
            <text:p>bit2: 0 – isnt’t part of a scan list; 1 – is part of a scan list</text:p>
            <text:p>bit1: probably something scanlist related</text:p>
            <text:p><text:span text:style-name="T1">bit0: 0: TX Freq=RX Freq-Offset 1: TX Freq=RX Freq+Offset</text:span></text:p>
          </table:table-cell>
          <table:table-cell table:number-columns-repeated="16373"/>
        </table:table-row>
        <table:table-row table:style-name="ro7">
          <table:table-cell table:style-name="ce5"/>
          <table:table-cell table:style-name="ce5" office:value-type="string" calcext:value-type="string">
            <text:p>0xc80+(N-1)*0x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N</text:p>
          </table:table-cell>
          <table:table-cell table:style-name="ce5" office:value-type="string" calcext:value-type="string">
            <text:p>VFO Channnel N structure (described separately)</text:p>
          </table:table-cell>
          <table:table-cell table:number-columns-repeated="2"/>
          <table:table-cell table:style-name="ce20" office:value-type="string" calcext:value-type="string">
            <text:p>0xc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2</text:p>
          </table:table-cell>
          <table:table-cell table:style-name="ce20" office:value-type="string" calcext:value-type="string">
            <text:p><text:span text:style-name="T1">bit7:  0 – unknown</text:span></text:p>
            <text:p><text:span text:style-name="T1">bit6: 0 - unknown</text:span></text:p>
            <text:p>bit5: 0 - unknown</text:p>
            <text:p>bit4: 0 – No Busy channel lockout, 1 – BCLO enabled</text:p>
            <text:p>bit3,bit2: 10 – high power, 01 – medium power, 00 – low power</text:p>
            <text:p>bit1: 0 – bandwidth 25kHz, 1 – bandwidth 12.5kHz</text:p>
            <text:p>bit0: 0 – no frequency reverse, 1- frequency reverse</text:p>
          </table:table-cell>
          <table:table-cell table:number-columns-repeated="16373"/>
        </table:table-row>
        <table:table-row table:style-name="ro7">
          <table:table-cell table:style-name="ce5"/>
          <table:table-cell table:style-name="ce5" office:value-type="string" calcext:value-type="string">
            <text:p>0xd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4</text:p>
          </table:table-cell>
          <table:table-cell table:style-name="ce5" office:value-type="string" calcext:value-type="string">
            <text:p>VFO Channnel 14 structure (described separately)</text:p>
          </table:table-cell>
          <table:table-cell table:number-columns-repeated="2"/>
          <table:table-cell table:style-name="ce20" office:value-type="string" calcext:value-type="string">
            <text:p>0x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MTF flags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: PTTID: 00 – disabled, 01 – BOT, 10 – EOT, 11 - BOTH</text:p>
            <text:p>bit0: 0 – No DTMF Decode, 1 – DTMF DECODE enabled</text:p>
          </table:table-cell>
          <table:table-cell table:number-columns-repeated="16373"/>
        </table:table-row>
        <table:table-row table:style-name="ro6">
          <table:table-cell table:style-name="ce6" office:value-type="string" calcext:value-type="string">
            <text:p>Which channels belong to which scanlist</text:p>
          </table:table-cell>
          <table:table-cell table:style-name="ce17" office:value-type="string" calcext:value-type="string">
            <text:p>0xd6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1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unknown 0</text:span></text:p>
            <text:p><text:span text:style-name="T1">bit2: unknown 1</text:span></text:p>
            <text:p><text:span text:style-name="T1">bit1: unknown 0</text:span></text:p>
            <text:p><text:span text:style-name="T1">bit0: unknown 1</text:span></text:p>
          </table:table-cell>
          <table:table-cell table:number-columns-repeated="2"/>
          <table:table-cell table:style-name="ce20" office:value-type="string" calcext:value-type="string">
            <text:p>0x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,bit2,bit1: Step 000 – 2.5kHz, 001 – 5kHz, 010 – 6.25kHz, </text:p>
            <text:p>011 – 10kHz, 100 – 12.5kHz, 101 – 25kHz, 110 – 8.33kHz</text:p>
            <text:p>bit0:</text:p>
          </table:table-cell>
          <table:table-cell table:number-columns-repeated="16373"/>
        </table:table-row>
        <table:table-row table:style-name="ro6">
          <table:table-cell table:style-name="ce6"/>
          <table:table-cell table:style-name="ce17" office:value-type="string" calcext:value-type="string">
            <text:p>0xd60+(N-1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N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unknown 0</text:span></text:p>
            <text:p><text:span text:style-name="T1">bit2: unknown 1</text:span></text:p>
            <text:p><text:span text:style-name="T1">bit1: unknown 0</text:span></text:p>
            <text:p><text:span text:style-name="T1">bit0: unknown 1</text:span></text:p>
          </table:table-cell>
          <table:table-cell table:number-columns-repeated="2"/>
          <table:table-cell table:style-name="ce20" office:value-type="string" calcext:value-type="string">
            <text:p>0xf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crambler</text:p>
          </table:table-cell>
          <table:table-cell table:style-name="ce20" office:value-type="string" calcext:value-type="string">
            <text:p>bit4,3,2,1: 0000 – no scrambler, 0001 – encryption flag 1, </text:p>
            <text:p>0010 – encryption flag 2, 0011 – encryption flag 3 etc...</text:p>
          </table:table-cell>
          <table:table-cell table:number-columns-repeated="16373"/>
        </table:table-row>
        <table:table-row table:style-name="ro8">
          <table:table-cell table:style-name="ce6"/>
          <table:table-cell table:style-name="ce17" office:value-type="string" calcext:value-type="string">
            <text:p>0xe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200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unknown 0</text:span></text:p>
            <text:p><text:span text:style-name="T1">bit2: unknown 1</text:span></text:p>
            <text:p><text:span text:style-name="T1">bit1: unknown 0</text:span></text:p>
            <text:p><text:span text:style-name="T1">bit0: unknown 1</text:span></text:p>
          </table:table-cell>
          <table:table-cell table:number-columns-repeated="16379"/>
        </table:table-row>
        <table:table-row table:style-name="ro9">
          <table:table-cell table:style-name="ce7" office:value-type="string" calcext:value-type="string">
            <text:p>FM radio</text:p>
          </table:table-cell>
          <table:table-cell table:style-name="ce14" office:value-type="string" calcext:value-type="string">
            <text:p>0xe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1 Frequency</text:p>
          </table:table-cell>
          <table:table-cell table:style-name="ce14" office:value-type="string" calcext:value-type="string">
            <text:p>In units of 100kHz, with the bytes reversed. </text:p>
            <text:p>So 0x00 0x04 is 0x400, or decimal 1024, </text:p>
            <text:p>which means 102.4MHz</text:p>
            <text:p>0xffff – unused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40+(N-1)*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<text:s/>Radio Ch N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20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10">
          <table:table-cell office:value-type="string" calcext:value-type="string">
            <text:p>Settings block</text:p>
          </table:table-cell>
          <table:table-cell office:value-type="string" calcext:value-type="string">
            <text:p>0xe28-0xecf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0xe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key call channel</text:p>
          </table:table-cell>
          <table:table-cell office:value-type="string" calcext:value-type="string">
            <text:p>0x00 – CH1, 0x01 – CH2 etc...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0xe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elch Level</text:p>
          </table:table-cell>
          <table:table-cell office:value-type="string" calcext:value-type="string">
            <text:p>0x0-0x9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0xe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 talk max time (min)</text:p>
          </table:table-cell>
          <table:table-cell office:value-type="string" calcext:value-type="string">
            <text:p>0x0a – 10 minutes etc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A Channel autoscan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X Level</text:p>
          </table:table-cell>
          <table:table-cell office:value-type="string" calcext:value-type="string">
            <text:p>0x00 – level1 , 0x01 – level2 , ... , 0x09 – level 10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 Sensitivity</text:p>
          </table:table-cell>
          <table:table-cell office:value-type="string" calcext:value-type="string">
            <text:p>0x0 – 0 ... 0x4 – 4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display mode</text:p>
          </table:table-cell>
          <table:table-cell office:value-type="string" calcext:value-type="string">
            <text:p>0x0 – frequency, 0x1 – channel no, 0x2 – channel name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band rx/tx</text:p>
          </table:table-cell>
          <table:table-cell office:value-type="string" calcext:value-type="string">
            <text:p>0x0 – off, 0x1 – A Band, 0x2 – B Band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save</text:p>
          </table:table-cell>
          <table:table-cell office:value-type="string" calcext:value-type="string">
            <text:p>0x0 – Off, 0x1 – 1:1, 0x2 – 1:2, 0x3 – 1:3, 0x4 – 1:4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watch</text:p>
          </table:table-cell>
          <table:table-cell office:value-type="string" calcext:value-type="string">
            <text:p>0x0 – off , 0x1 – A Band, 0x2 – B Band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light auto mode</text:p>
          </table:table-cell>
          <table:table-cell office:value-type="string" calcext:value-type="string">
            <text:p>0x0 – off , 0x1 .. 0x5 – <text:s/>1 .. 5 seconds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note elimination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FO Open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p control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 resume mode</text:p>
          </table:table-cell>
          <table:table-cell office:value-type="string" calcext:value-type="string">
            <text:p>0x00 – TO, 0x1 – CO, 0x10 – SE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keypad lock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on display mode</text:p>
          </table:table-cell>
          <table:table-cell office:value-type="string" calcext:value-type="string">
            <text:p>0x00 – Full Screen, 0x01 – Welcome Info, 0x2 – Voltage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on Password</text:p>
          </table:table-cell>
          <table:table-cell office:value-type="string" calcext:value-type="string">
            <text:p>No password: 0xff 0xff 0xff 0xff, didn’t figure out the algorithm yet 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pad tone</text:p>
          </table:table-cell>
          <table:table-cell office:value-type="string" calcext:value-type="string">
            <text:p>0x00 – off , 0x01 – Chinese, 0x2 – English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0x0 – Chinese, 0x1 – English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mode</text:p>
          </table:table-cell>
          <table:table-cell office:value-type="string" calcext:value-type="string">
            <text:p>0x0 – SITE, 0x1 - TONE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inding of end talk</text:p>
          </table:table-cell>
          <table:table-cell office:value-type="string" calcext:value-type="string">
            <text:p>0x00 – off, 0x01 – ROGER , 0x02 <text:s/>- MDC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eater tail tone elimination (ms)</text:p>
          </table:table-cell>
          <table:table-cell office:value-type="string" calcext:value-type="string">
            <text:p>In units of 100ms: 0x00 – off, 0x01 – 100ms, 0x02 – 200ms ... 0x0a – 1000ms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b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1</text:p>
          </table:table-cell>
          <table:table-cell office:value-type="string" calcext:value-type="string">
            <text:p>ASCII default: “Quansheng”</text:p>
          </table:table-cell>
          <table:table-cell table:number-columns-repeated="16379"/>
        </table:table-row>
        <table:table-row table:style-name="ro10">
          <table:table-cell/>
          <table:table-cell office:value-type="string" calcext:value-type="string">
            <text:p>0xe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2</text:p>
          </table:table-cell>
          <table:table-cell office:value-type="string" calcext:value-type="string">
            <text:p>ASCII default: “UV-K5”</text:p>
          </table:table-cell>
          <table:table-cell table:number-columns-repeated="16379"/>
        </table:table-row>
        <table:table-row table:style-name="ro10" table:number-rows-repeated="5">
          <table:table-cell table:style-name="ce9"/>
          <table:table-cell table:style-name="ce18" table:number-columns-repeated="4"/>
          <table:table-cell table:number-columns-repeated="16379"/>
        </table:table-row>
        <table:table-row table:style-name="ro8">
          <table:table-cell table:style-name="ce10" office:value-type="string" calcext:value-type="string">
            <text:p>DTMF Settings</text:p>
          </table:table-cell>
          <table:table-cell table:style-name="ce10" office:value-type="string" calcext:value-type="string">
            <text:p>0xed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ide ton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ide tone off 1- side tone on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eparate code</text:p>
          </table:table-cell>
          <table:table-cell table:style-name="ce10" office:value-type="string" calcext:value-type="string">
            <text:p>ASCII character (one of: ABCD*#)</text:p>
          </table:table-cell>
          <table:table-cell table:number-columns-repeated="16379"/>
        </table:table-row>
        <table:table-row table:style-name="ro11">
          <table:table-cell table:style-name="ce10"/>
          <table:table-cell table:style-name="ce10" office:value-type="string" calcext:value-type="string">
            <text:p>0xed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Group call code</text:p>
          </table:table-cell>
          <table:table-cell table:style-name="ce10" office:value-type="string" calcext:value-type="string">
            <text:p>ASCII character (one of: ABCD*#), </text:p>
            <text:p>Note: setting to off causes the </text:p>
            <text:p>programming software to crash</text:p>
          </table:table-cell>
          <table:table-cell table:number-columns-repeated="16379"/>
        </table:table-row>
        <table:table-row table:style-name="ro12">
          <table:table-cell table:style-name="ce10"/>
          <table:table-cell table:style-name="ce10" office:value-type="string" calcext:value-type="string">
            <text:p>0xed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Decode respons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,bit0: 00 – null, 01 – Ring, 10 Reply, 11 – both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Auto reset time</text:p>
          </table:table-cell>
          <table:table-cell table:style-name="ce10" office:value-type="string" calcext:value-type="string">
            <text:p>Time in seconds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Preload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First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*/#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interval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ermit remote kill</text:p>
          </table:table-cell>
          <table:table-cell table:style-name="ce10"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2">
          <table:table-cell table:style-name="ce10" table:number-columns-repeated="5"/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Local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Kill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vive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Up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f0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Down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8">
          <table:table-cell table:style-name="ce11" office:value-type="string" calcext:value-type="string">
            <text:p><text:s/>Scanlist stuff</text:p>
          </table:table-cell>
          <table:table-cell table:style-name="ce11" office:value-type="string" calcext:value-type="string">
            <text:p>0xf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default</text:p>
          </table:table-cell>
          <table:table-cell table:style-name="ce11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can list 1 is default, 1 – scan list 2 is default</text:p>
          </table:table-cell>
          <table:table-cell office:value-type="string" calcext:value-type="string">
            <text:p>The scan list stuff is a bit incomplete.</text:p>
          </table:table-cell>
          <table:table-cell table:number-columns-repeated="16378"/>
        </table:table-row>
        <table:table-row table:style-name="ro2">
          <table:table-cell table:style-name="ce11"/>
          <table:table-cell table:style-name="ce11" office:value-type="string" calcext:value-type="string">
            <text:p>0xf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something #1</text:p>
          </table:table-cell>
          <table:table-cell table:style-name="ce11" office:value-type="string" calcext:value-type="string">
            <text:p>bit 0 sometimes changes when scan list is changed</text:p>
          </table:table-cell>
          <table:table-cell table:number-columns-repeated="16379"/>
        </table:table-row>
        <table:table-row table:style-name="ro13">
          <table:table-cell table:style-name="ce11"/>
          <table:table-cell table:style-name="ce11" office:value-type="string" calcext:value-type="string">
            <text:p>0xf1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13">
          <table:table-cell table:style-name="ce11"/>
          <table:table-cell table:style-name="ce11" office:value-type="string" calcext:value-type="string">
            <text:p>0xf1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1" office:value-type="string" calcext:value-type="string">
            <text:p>0xf1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???</text:p>
          </table:table-cell>
          <table:table-cell table:style-name="ce11"/>
          <table:table-cell table:number-columns-repeated="16379"/>
        </table:table-row>
        <table:table-row table:style-name="ro13">
          <table:table-cell table:style-name="ce11"/>
          <table:table-cell table:style-name="ce11" office:value-type="string" calcext:value-type="string">
            <text:p>0xf1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13">
          <table:table-cell table:style-name="ce11"/>
          <table:table-cell table:style-name="ce11" office:value-type="string" calcext:value-type="string">
            <text:p>0xf1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13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2" office:value-type="string" calcext:value-type="string">
            <text:p>Other settings</text:p>
          </table:table-cell>
          <table:table-cell table:style-name="ce12" office:value-type="string" calcext:value-type="string">
            <text:p>0xf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F-LOCK</text:p>
          </table:table-cell>
          <table:table-cell table:style-name="ce12" office:value-type="string" calcext:value-type="string">
            <text:p>0x0 - Off, 0x1 - FCC, 0x2 - CE, 0x3 - GB, 0x4 - 430, 0x5 - 438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CRE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13" table:number-rows-repeated="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3" office:value-type="string" calcext:value-type="string">
            <text:p>MR Channel names</text:p>
          </table:table-cell>
          <table:table-cell office:value-type="string" calcext:value-type="string">
            <text:p>0xf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1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f50+(N-1)*0x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N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1b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200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bd0-0x1bf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 bytes of 0xff, maybe unused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2"/>
          <table:table-cell office:value-type="string" calcext:value-type="string">
            <text:p>DTMF Contact Structure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DTMF Contacts</text:p>
          </table:table-cell>
          <table:table-cell table:style-name="ce14" office:value-type="string" calcext:value-type="string">
            <text:p>0x1c0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Base address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00+(N-1)*0x1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N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ntact Name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 table:number-columns-repeated="3"/>
          <table:table-cell table:style-name="ce14" office:value-type="string" calcext:value-type="string">
            <text:p>...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TMF No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f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6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0x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Unused</text:p>
          </table:table-cell>
          <table:table-cell table:style-name="ce14" office:value-type="string" calcext:value-type="string">
            <text:p>All bytes 0x00</text:p>
          </table:table-cell>
          <table:table-cell table:number-columns-repeated="16373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d00-0x1df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56 bytes of 0xff, maybe unused</text:p>
          </table:table-cell>
          <table:table-cell table:number-columns-repeated="16379"/>
        </table:table-row>
        <table:table-row table:style-name="ro13">
          <table:table-cell table:style-name="ce15" office:value-type="string" calcext:value-type="string">
            <text:p>Unknown block with data</text:p>
          </table:table-cell>
          <table:table-cell table:style-name="ce15" office:value-type="string" calcext:value-type="string">
            <text:p>0x1e00-0x1f8f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unknown 400 bytes, contains binary data</text:p>
            <text:p>maybe calibration?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f90-0x1ff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 bytes of 0xff, maybe unused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Q5BPF</meta:initial-creator>
    <meta:creation-date>2023-05-15T16:38:48.794728342</meta:creation-date>
    <dc:date>2023-05-15T21:51:52.064063590</dc:date>
    <dc:creator>SQ5BPF</dc:creator>
    <meta:editing-duration>PT5H12M59S</meta:editing-duration>
    <meta:editing-cycles>8</meta:editing-cycles>
    <meta:generator>LibreOffice/7.4.5.1$Linux_X86_64 LibreOffice_project/40$Build-1</meta:generator>
    <meta:document-statistic meta:table-count="1" meta:cell-count="400" meta:object-count="0"/>
  </office:meta>
</office:document-meta>
</file>